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1199" officeooo:paragraph-rsid="00131199"/>
    </style:style>
    <style:style style:name="P2" style:family="paragraph" style:parent-style-name="Standard">
      <style:text-properties officeooo:rsid="00134c26" officeooo:paragraph-rsid="00134c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inklusive Testclient zur Reservierung von Hotelzimmern</text:p>
      <text:p text:style-name="P2">2. <text:s/>Kurzform der Aufgabenstellung</text:p>
      <text:p text:style-name="P2"><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3. <text:s/>Zielsetzung entwickeln - Was soll am Ende des Projektes erreicht werden?</text:p>
      <text:p text:style-name="P2"><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text:p>
      <text:p text:style-name="P2">4.1 Hauptaufgaben auflisten</text:p>
      <text:p text:style-name="P2"><text:s text:c="4"/>1)<text:tab/>Analyse</text:p>
      <text:p text:style-name="P2"><text:s text:c="4"/>2)<text:tab/>Entwurf</text:p>
      <text:p text:style-name="P2"><text:s text:c="4"/>3)<text:tab/>Realisierung</text:p>
      <text:p text:style-name="P2"><text:s text:c="4"/>4)<text:tab/>Test, Abnahme und Einführung</text:p>
      <text:p text:style-name="P2"><text:s text:c="4"/>5)<text:tab/>Dokumentation</text:p>
      <text:p text:style-name="P2">4.2 Teilaufgaben (mit Zeitrahmen) auflisten</text:p>
      <text:p text:style-name="P2"/>
      <text:p text:style-name="P2"><text:tab/>zu 1)<text:tab/>- <text:s text:c="2"/>Planungsphase</text:p>
      <text:p text:style-name="P2">-<text:tab/>Projektstrukturplan erstellen</text:p>
      <text:p text:style-name="P2">-<text:tab/>Termin und Meilensteinplan erstellen</text:p>
      <text:p text:style-name="P2"/>
      <text:p text:style-name="P2"><text:tab/>zu 2)<text:tab/>- <text:s text:c="2"/>Analysephase</text:p>
      <text:p text:style-name="P2">-<text:tab/>grafisches Mock-Up analysieren (1h)</text:p>
      <text:p text:style-name="P2">-<text:tab/>Beteiligte Entitäten ermitteln (2h)</text:p>
      <text:p text:style-name="P2">-<text:tab/>Beziehung der Entitäten ermitteln (2h)</text:p>
      <text:p text:style-name="P2">-<text:tab/>notwendige Kommunikation zwischen Clients (Apps) und Server (Proxy) ermitteln (2h)</text:p>
      <text:p text:style-name="P2"/>
      <text:p text:style-name="P2"><text:tab/>zu 3)<text:tab/>- <text:s text:c="2"/>Entwurfsphase</text:p>
      <text:p text:style-name="P2">-<text:tab/>Anwendungsfalldiagramm erstellen (2h)</text:p>
      <text:p text:style-name="P2">-<text:tab/>Klassendiagramm erstellen (2h)</text:p>
      <text:p text:style-name="P2">-<text:tab/>Sequenzdiagramm erstellen (1h)</text:p>
      <text:p text:style-name="P2">-<text:tab/>Entwurf der JSON Objektstruktur für den Datenaustausch</text:p>
      <text:p text:style-name="P2">-<text:tab/>Definition der Endpoints des Webservices (4h)</text:p>
      <text:p text:style-name="P2"/>
      <text:p text:style-name="P2"><text:tab/>zu 4)<text:tab/>- <text:s text:c="2"/>Realisierungsphase</text:p>
      <text:p text:style-name="P2">-<text:tab/>Aufbau Repositorystruktur</text:p>
      <text:p text:style-name="P2"><text:soft-page-break/>-<text:tab/>Installation Symfony mit eventuell benoetigten Zusatzmodulen</text:p>
      <text:p text:style-name="P2">-<text:tab/>Implementierung der Modelle (model)</text:p>
      <text:p text:style-name="P2">-<text:tab/>Implementierung der Steuerung (controller)</text:p>
      <text:p text:style-name="P2">-<text:tab/>Implementierung der Praesentation (view)</text:p>
      <text:p text:style-name="P2"/>
      <text:p text:style-name="P2"><text:tab/>zu 5)<text:tab/>- <text:s text:c="2"/>Testphase</text:p>
      <text:p text:style-name="P2">-<text:tab/>testen der einzelnen Softwaremodule</text:p>
      <text:p text:style-name="P2"/>
      <text:p text:style-name="P2"><text:tab/>zu 6)<text:tab/>- <text:s text:c="2"/>Uebergabephase</text:p>
      <text:p text:style-name="P2">-<text:tab/>Uebergabe der Software und Inbetriebnahme</text:p>
      <text:p text:style-name="P2"/>
      <text:p text:style-name="P2"><text:tab/>zu 7)<text:tab/>- <text:s text:c="2"/>Dokumentation</text:p>
      <text:p text:style-name="P2">-<text:tab/>Erstellen der Dokumentation (10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2:54:03.885000000</meta:creation-date>
    <dc:date>2016-03-04T15:46:52.431000000</dc:date>
    <meta:editing-duration>PT2M55S</meta:editing-duration>
    <meta:editing-cycles>7</meta:editing-cycles>
    <meta:generator>LibreOffice/5.0.5.2$Windows_X86_64 LibreOffice_project/55b006a02d247b5f7215fc6ea0fde844b30035b3</meta:generator>
    <meta:document-statistic meta:table-count="0" meta:image-count="0" meta:object-count="0" meta:page-count="2" meta:paragraph-count="41" meta:word-count="404" meta:character-count="3165" meta:non-whitespace-character-count="2744"/>
  </office:meta>
</office:document-meta>
</file>